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7082" officeooo:paragraph-rsid="00177082"/>
    </style:style>
    <style:style style:name="P2" style:family="paragraph" style:parent-style-name="Standard">
      <style:text-properties fo:font-weight="normal" officeooo:rsid="001935c8" officeooo:paragraph-rsid="001db2cb" style:font-weight-asian="normal" style:font-weight-complex="normal"/>
    </style:style>
    <style:style style:name="P3" style:family="paragraph" style:parent-style-name="Standard">
      <style:text-properties fo:font-weight="normal" officeooo:rsid="001db2cb" officeooo:paragraph-rsid="001db2cb" style:font-weight-asian="normal" style:font-weight-complex="normal"/>
    </style:style>
    <style:style style:name="P4" style:family="paragraph" style:parent-style-name="Standard" style:list-style-name="L4">
      <style:text-properties fo:font-weight="normal" officeooo:rsid="001db2cb" officeooo:paragraph-rsid="001db2cb" style:font-weight-asian="normal" style:font-weight-complex="normal"/>
    </style:style>
    <style:style style:name="P5" style:family="paragraph" style:parent-style-name="Standard">
      <style:text-properties fo:font-weight="normal" officeooo:rsid="001efeb4" officeooo:paragraph-rsid="001efeb4" style:font-weight-asian="normal" style:font-weight-complex="normal"/>
    </style:style>
    <style:style style:name="P6" style:family="paragraph" style:parent-style-name="Standard" style:list-style-name="L3">
      <style:text-properties fo:font-weight="normal" officeooo:rsid="001efeb4" officeooo:paragraph-rsid="001efeb4" style:font-weight-asian="normal" style:font-weight-complex="normal"/>
    </style:style>
    <style:style style:name="P7" style:family="paragraph" style:parent-style-name="Standard" style:list-style-name="L4">
      <style:text-properties fo:font-weight="normal" officeooo:rsid="001efeb4" officeooo:paragraph-rsid="001efeb4" style:font-weight-asian="normal" style:font-weight-complex="normal"/>
    </style:style>
    <style:style style:name="P8" style:family="paragraph" style:parent-style-name="Standard">
      <style:text-properties fo:font-weight="bold" officeooo:rsid="001db2cb" officeooo:paragraph-rsid="001db2cb" style:font-weight-asian="bold" style:font-weight-complex="bold"/>
    </style:style>
    <style:style style:name="P9" style:family="paragraph" style:parent-style-name="Standard">
      <style:text-properties officeooo:rsid="001efeb4" officeooo:paragraph-rsid="001efeb4"/>
    </style:style>
    <style:style style:name="P10" style:family="paragraph" style:parent-style-name="Standard" style:list-style-name="L3">
      <style:text-properties officeooo:paragraph-rsid="001efeb4"/>
    </style:style>
    <style:style style:name="P11" style:family="paragraph" style:parent-style-name="Standard" style:list-style-name="L4">
      <style:text-properties officeooo:paragraph-rsid="001db2cb"/>
    </style:style>
    <style:style style:name="P12" style:family="paragraph" style:parent-style-name="Standard">
      <style:text-properties officeooo:rsid="0020ea15" officeooo:paragraph-rsid="0020ea15"/>
    </style:style>
    <style:style style:name="T1" style:family="text">
      <style:text-properties fo:font-weight="normal" style:font-weight-asian="normal" style:font-weight-complex="normal"/>
    </style:style>
    <style:style style:name="T2" style:family="text">
      <style:text-properties fo:font-weight="normal" officeooo:rsid="001db2cb" style:font-weight-asian="normal" style:font-weight-complex="normal"/>
    </style:style>
    <style:style style:name="T3" style:family="text">
      <style:text-properties fo:font-weight="normal" officeooo:rsid="001efeb4" style:font-weight-asian="normal" style:font-weight-complex="normal"/>
    </style:style>
    <style:style style:name="T4" style:family="text">
      <style:text-properties fo:font-weight="normal" officeooo:rsid="0020ea15" style:font-weight-asian="normal" style:font-weight-complex="normal"/>
    </style:style>
    <style:style style:name="T5" style:family="text">
      <style:text-properties officeooo:rsid="001efe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ncargo de pizzas</text:p>
      <text:p text:style-name="P1"/>
      <text:p text:style-name="P3">Permitir añadir pizzas a un carrito. <text:span text:style-name="T5">Para ello:</text:span></text:p>
      <text:list xml:id="list2809355556" text:style-name="L4">
        <text:list-item>
          <text:p text:style-name="P11"><text:span text:style-name="T2">Habrá que elegir </text:span><text:span text:style-name="T3">el t</text:span><text:span text:style-name="T2">ipo de pizza de un select que habrá que rellenar con los datos de un array.</text:span></text:p>
        </text:list-item>
        <text:list-item>
          <text:p text:style-name="P4">Habrá que escoger una opción sobre el tamaño</text:p>
        </text:list-item>
        <text:list-item>
          <text:p text:style-name="P4">Habrá que introducir un nº en cantidad.</text:p>
        </text:list-item>
        <text:list-item>
          <text:p text:style-name="P7">Habrá que pulsar al botón Añadir a pedido.</text:p>
        </text:list-item>
      </text:list>
      <text:p text:style-name="P2"/>
      <text:p text:style-name="P5">Se entreja un JavaScript donde hay:</text:p>
      <text:list xml:id="list3005987033" text:style-name="L3">
        <text:list-item>
          <text:p text:style-name="P10"><text:span text:style-name="T3">un array con las posibles pizzas y con tres precios, </text:span><text:span text:style-name="T4">cada uno de ellos corresponde a un tamaño</text:span><text:span text:style-name="T3">: pequeña, mediana y grande.</text:span></text:p>
        </text:list-item>
        <text:list-item>
          <text:p text:style-name="P6">un array con los ingredientes de cada pizza.</text:p>
        </text:list-item>
      </text:list>
      <text:p text:style-name="P9"><text:span text:style-name="T1"/></text:p>
      <text:p text:style-name="P9"><text:span text:style-name="T1">Cuando el usuario le da al botón añadir pizza tendrá que confirmar que quiere añadirla. En el mensaje de confirmación deberá mostrar el nombre de la pizza, sus ingredientes, el tamaño elegido, el precio individual, la cantidad pedida y el precio total.</text:span></text:p>
      <text:p text:style-name="P9"><text:span text:style-name="T1"/></text:p>
      <text:p text:style-name="P12"><text:span text:style-name="T1">Cuando el usuario hace clic en el carrito se debe mostrar la zona de pedido que incluye un select en el que se mostrará el nombre de la pizza, tamaño, ingredientes, cantidad y precio de cada línea de pedido.</text:span></text:p>
      <text:p text:style-name="P12"><text:span text:style-name="T1">También se mostrará en la zona Total pedido el precio total del pedido.</text:span></text:p>
      <text:p text:style-name="P9"><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6T09:16:36.106000000</meta:creation-date>
    <dc:date>2021-01-19T08:28:35.437000000</dc:date>
    <meta:editing-duration>PT13M56S</meta:editing-duration>
    <meta:editing-cycles>6</meta:editing-cycles>
    <meta:generator>LibreOffice/7.0.1.2$Windows_X86_64 LibreOffice_project/7cbcfc562f6eb6708b5ff7d7397325de9e764452</meta:generator>
    <meta:document-statistic meta:table-count="0" meta:image-count="0" meta:object-count="0" meta:page-count="1" meta:paragraph-count="12" meta:word-count="190" meta:character-count="1022" meta:non-whitespace-character-count="850"/>
  </office:meta>
</office:document-meta>
</file>